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emf" manifest:media-type="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20%" fo:text-align="left" style:tab-stop-distance="1in" fo:margin-left="1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bitmap" draw:fill-image-name="a7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pt" fo:country="PT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5">
      <style:paragraph-properties fo:line-height="120%" fo:text-align="left" style:tab-stop-distance="1in" fo:margin-left="1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pt" fo:country="PT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draw:fill="none" draw:stroke="non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20%" fo:text-align="left" style:tab-stop-distance="1in" fo:margin-left="1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bitmap" draw:fill-image-name="a6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pt" fo:country="PT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pt" fo:country="PT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pt" fo:country="PT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pt" fo:country="PT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pt" fo:country="PT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bitmap" draw:fill-image-name="a6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bitmap" draw:fill-image-name="a6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pt" fo:country="PT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pt" fo:country="PT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pt" fo:country="PT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bitmap" draw:fill-image-name="a6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pt" fo:country="PT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pt" fo:country="PT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pt" fo:country="PT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bitmap" draw:fill-image-name="a6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pt" fo:country="PT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pt" fo:country="PT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92">
      <style:drawing-page-properties draw:fill="bitmap" draw:fill-image-name="a5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pt" fo:country="PT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pt" fo:country="PT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pt" fo:country="P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bitmap" draw:fill-image-name="a5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8">
      <style:drawing-page-properties draw:fill="bitmap" draw:fill-image-name="a6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pt" fo:country="PT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number text:level="1" style:num-format="1" style:num-suffix=".">
        <style:list-level-properties text:space-before="0in" text:min-label-width="0.375in"/>
        <style:text-properties fo:font-family="Bookman Old Style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Bookman Old Style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Bookman Old Style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Bookman Old Style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Bookman Old Style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Bookman Old Style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Bookman Old Style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Bookman Old Style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Bookman Old Style" fo:font-size="100%"/>
      </text:list-level-style-number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3">
      <text:list-level-style-number text:level="1" style:num-format="1" style:num-suffix=".">
        <style:list-level-properties text:space-before="0in" text:min-label-width="0.375in"/>
        <style:text-properties fo:font-family="Bookman Old Style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Bookman Old Style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Bookman Old Style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Bookman Old Style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Bookman Old Style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Bookman Old Style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Bookman Old Style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Bookman Old Style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Bookman Old Style" fo:font-size="100%"/>
      </text:list-level-style-number>
    </text:list-style>
    <text:list-style style:name="a696">
      <text:list-level-style-number text:level="1" style:num-format="1" style:num-suffix=".">
        <style:list-level-properties text:space-before="0in" text:min-label-width="0.375in"/>
        <style:text-properties fo:font-family="Bookman Old Style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Bookman Old Style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Bookman Old Style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Bookman Old Style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Bookman Old Style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Bookman Old Style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Bookman Old Style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Bookman Old Style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Bookman Old Style" fo:font-size="100%"/>
      </text:list-level-style-number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592" draw:master-page-name="Master1-Layout1-title-Title-Slide" presentation:presentation-page-layout-name="Master1-PPL1" draw:id="Slide-256">
        <draw:frame draw:id="id110" presentation:style-name="a596" draw:name="Title 1" svg:x="1.74461in" svg:y="1.22743in" svg:width="9.84412in" svg:height="2.61111in" presentation:class="title" presentation:placeholder="false">
          <draw:text-box>
            <text:p text:style-name="a595" text:class-names="" text:cond-style-name=""><text:span text:style-name="a593" text:class-names="">Tracking sobre vídeo ecográfico</text:span><text:span text:style-name="a594" text:class-names=""/></text:p>
          </draw:text-box>
          <svg:title/>
          <svg:desc/>
        </draw:frame>
        <draw:frame draw:id="id111" presentation:style-name="a597" draw:name="Subtitle 2" svg:x="1.74461in" svg:y="3.93924in" svg:width="9.84412in" svg:height="1.81076in" presentation:class="subtitle" presentation:placeholder="true">
          <draw:text-box/>
          <svg:title/>
          <svg:desc/>
        </draw:frame>
      </draw:page>
      <draw:page draw:name="Slide2" draw:style-name="a599" draw:master-page-name="Master1-Layout2-obj-Title-and-Content" presentation:presentation-page-layout-name="Master1-PPL2" draw:id="Slide-257">
        <draw:frame draw:id="id112" presentation:style-name="a603" draw:name="Title 1" svg:x="0.99934in" svg:y="0.66667in" svg:width="11.32301in" svg:height="1.45048in" presentation:class="title" presentation:placeholder="false">
          <draw:text-box>
            <text:p text:style-name="a602" text:class-names="" text:cond-style-name=""><text:span text:style-name="a600" text:class-names="">Contexto</text:span><text:span text:style-name="a601" text:class-names=""/></text:p>
          </draw:text-box>
          <svg:title/>
          <svg:desc/>
        </draw:frame>
        <draw:frame draw:id="id113" presentation:style-name="a615" draw:name="Content Placeholder 2" svg:x="0.99934in" svg:y="2.29228in" svg:width="11.32301in" svg:height="4.04105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4" text:class-names="">A ecografia é uma modalidade de imagem médica de primeira linha e de ampla utilização em muitos contextos de diagnóstico, terapêutica e seguimento das mais diversas patologias.<text:s text:c="1"/></text:span><text:span text:style-name="a605" text:class-names="">Utiliza<text:s text:c="1"/></text:span><text:span text:style-name="a606" text:class-names="">feixes<text:s text:c="1"/></text:span><text:span text:style-name="a607" text:class-names="">dirigidos de ondas acústicas de muita alta frequência para obter informação visual da anatomia e, frequentemente, de aspetos fisiológicos de um órgão ou sistema de órgãos do corpo humano</text:span><text:span text:style-name="a608" text:class-names="">.</text:span></text:p>
              </text:list-item>
            </text:list>
            <text:list text:style-name="a614">
              <text:list-item>
                <text:p text:style-name="a613" text:class-names="" text:cond-style-name=""><text:span text:style-name="a611" text:class-names="">Não<text:s text:c="1"/></text:span><text:span text:style-name="a612" text:class-names="">proporcionando informação tão detalhada como outras modalidades como a TAC, tem a vantagem de usar uma forma de energia não ionizante com efeitos secundários praticamente nulos, e tem a enorme vantagem de poder capturar visualmente a dinâmica anátomo-fisiológica dum órgão o sistema de órgãos.</text:span></text:p>
              </text:list-item>
            </text:list>
          </draw:text-box>
          <svg:title/>
          <svg:desc/>
        </draw:frame>
      </draw:page>
      <draw:page draw:name="Slide7" draw:style-name="a617" draw:master-page-name="Master1-Layout2-obj-Title-and-Content" presentation:presentation-page-layout-name="Master1-PPL2" draw:id="Slide-262">
        <draw:frame draw:id="id114" presentation:style-name="a621" draw:name="Title 1" svg:x="0.99934in" svg:y="0.66667in" svg:width="11.32301in" svg:height="1.45048in" presentation:class="title" presentation:placeholder="false">
          <draw:text-box>
            <text:p text:style-name="a620" text:class-names="" text:cond-style-name=""><text:span text:style-name="a618" text:class-names="">Contexto</text:span><text:span text:style-name="a619" text:class-names=""/></text:p>
          </draw:text-box>
          <svg:title/>
          <svg:desc/>
        </draw:frame>
        <draw:frame draw:id="id115" presentation:style-name="a626" draw:name="Content Placeholder 2" svg:x="0.99934in" svg:y="2.29228in" svg:width="11.32301in" svg:height="4.04105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2" text:class-names="">METER AQUI 2 VÍDEOS QUE TIRAMOS NA QUARTA DE DUAS PESSOAS DIFERENTES PARA JÁ MOSTRAR TRABALHO FEITO ;)</text:span><text:span text:style-name="a623" text:class-names=""/></text:p>
              </text:list-item>
            </text:list>
          </draw:text-box>
          <svg:title/>
          <svg:desc/>
        </draw:frame>
      </draw:page>
      <draw:page draw:name="Slide3" draw:style-name="a628" draw:master-page-name="Master1-Layout2-obj-Title-and-Content" presentation:presentation-page-layout-name="Master1-PPL2" draw:id="Slide-258">
        <draw:frame draw:id="id116" presentation:style-name="a632" draw:name="Title 1" svg:x="0.99934in" svg:y="0.66667in" svg:width="11.32301in" svg:height="1.45048in" presentation:class="title" presentation:placeholder="false">
          <draw:text-box>
            <text:p text:style-name="a631" text:class-names="" text:cond-style-name=""><text:span text:style-name="a629" text:class-names="">Problema da aquisição de vídeo</text:span><text:span text:style-name="a630" text:class-names=""/></text:p>
          </draw:text-box>
          <svg:title/>
          <svg:desc/>
        </draw:frame>
        <draw:frame draw:id="id117" presentation:style-name="a639" draw:name="Content Placeholder 2" svg:x="0.99934in" svg:y="2.29228in" svg:width="11.32301in" svg:height="4.04105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3" text:class-names="">Os<text:s text:c="1"/></text:span><text:span text:style-name="a634" text:class-names="">aparelhos de ecografia (ecógrafos) clínica estão dotados de HW e SW que permitem capturar segmentos de vídeo ecográfico para análise visual e ou quantitativa em modo off-line. Estas sequências de imagem têm várias de formas de serem armazenadas e ou exportadas segundo formatos standard: DICOM, MEG4, AVI etc. Par além das habituais interfaces para rede Ethernet (cablada ou sem fios), regra geral estes sistemas proporcionam saídas vídeo na forma VGA e ou vídeo composto</text:span><text:span text:style-name="a635" text:class-names="">.</text:span><text:span text:style-name="a636" text:class-names=""/></text:p>
              </text:list-item>
            </text:list>
          </draw:text-box>
          <svg:title/>
          <svg:desc/>
        </draw:frame>
      </draw:page>
      <draw:page draw:name="Slide8" draw:style-name="a641" draw:master-page-name="Master1-Layout2-obj-Title-and-Content" presentation:presentation-page-layout-name="Master1-PPL2" draw:id="Slide-263">
        <draw:frame draw:id="id118" presentation:style-name="a645" draw:name="Title 1" svg:x="0.99934in" svg:y="0.66667in" svg:width="11.32301in" svg:height="1.45048in" presentation:class="title" presentation:placeholder="false">
          <draw:text-box>
            <text:p text:style-name="a644" text:class-names="" text:cond-style-name=""><text:span text:style-name="a642" text:class-names="">Problema Do processamento</text:span><text:span text:style-name="a643" text:class-names=""/></text:p>
          </draw:text-box>
          <svg:title/>
          <svg:desc/>
        </draw:frame>
        <draw:frame draw:id="id119" presentation:style-name="a653" draw:name="Content Placeholder 2" svg:x="0.99934in" svg:y="2.29228in" svg:width="11.32301in" svg:height="4.04105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6" text:class-names="">O processamento de vídeo que se pode fazer com estes sistemas de imagem depende muito das capacidades do sistema e das aplicações clínicas (eg. Ecocardiografia) e subsequente contrato com o vendedor. Não há, pois, soluções generalistas que permitam a posteriori adaptar rapidamente as capacidades do ecógrafo a novas aplicações que envolvam processamento de imagem e ou vídeo.<text:s text:c="1"/></text:span><text:span text:style-name="a647" text:class-names=""/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9" draw:style-name="a655" draw:master-page-name="Master1-Layout2-obj-Title-and-Content" presentation:presentation-page-layout-name="Master1-PPL2" draw:id="Slide-264">
        <draw:frame draw:id="id120" presentation:style-name="a659" draw:name="Title 1" svg:x="0.99934in" svg:y="0.66667in" svg:width="11.32301in" svg:height="1.45048in" presentation:class="title" presentation:placeholder="false">
          <draw:text-box>
            <text:p text:style-name="a658" text:class-names="" text:cond-style-name=""><text:span text:style-name="a656" text:class-names="">Problema da interface</text:span><text:span text:style-name="a657" text:class-names=""/></text:p>
          </draw:text-box>
          <svg:title/>
          <svg:desc/>
        </draw:frame>
        <draw:frame draw:id="id121" presentation:style-name="a664" draw:name="Content Placeholder 2" svg:x="0.99934in" svg:y="2.29228in" svg:width="11.32301in" svg:height="4.04105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0" text:class-names="">O nosso projeto vai centar-se essencialmente no movimento do braço e com este movimento analisar o comportamento do nervo mediano. O problema da interface centra-se essêncialmente em conseguir localizar o nervo mediano mesmo este encontrando-se em movimento.</text:span><text:span text:style-name="a661" text:class-names=""/></text:p>
              </text:list-item>
            </text:list>
          </draw:text-box>
          <svg:title/>
          <svg:desc/>
        </draw:frame>
      </draw:page>
      <draw:page draw:name="Slide4" draw:style-name="a666" draw:master-page-name="Master1-Layout2-obj-Title-and-Content" presentation:presentation-page-layout-name="Master1-PPL2" draw:id="Slide-259">
        <draw:frame draw:id="id122" presentation:style-name="a670" draw:name="Title 1" svg:x="0.99934in" svg:y="0.66667in" svg:width="11.32301in" svg:height="1.45048in" presentation:class="title" presentation:placeholder="false">
          <draw:text-box>
            <text:p text:style-name="a669" text:class-names="" text:cond-style-name=""><text:span text:style-name="a667" text:class-names="">Objetivos</text:span><text:span text:style-name="a668" text:class-names=""/></text:p>
          </draw:text-box>
          <svg:title/>
          <svg:desc/>
        </draw:frame>
        <draw:frame draw:id="id123" presentation:style-name="a676" draw:name="Content Placeholder 2" svg:x="0.99934in" svg:y="2.29228in" svg:width="11.32301in" svg:height="4.04105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1" text:class-names="">O<text:s text:c="1"/></text:span><text:span text:style-name="a672" text:class-names="">que se pretende com este projeto é criar um sistema que permita, em paralelo à realização dum exame ecográfico, adquirir para um computador, em tempo real, segmentos do vídeo ecográfico, com vista ao seguimento da dinâmica de estruturas anatómicas em estudo. Pretende-se também construir uma interface que permita de forma amigável a gestão do processo de aquisição e apresentação de resultados de quantificação do movimento</text:span><text:span text:style-name="a673" text:class-names="">.</text:span></text:p>
              </text:list-item>
            </text:list>
          </draw:text-box>
          <svg:title/>
          <svg:desc/>
        </draw:frame>
      </draw:page>
      <draw:page draw:name="Slide5" draw:style-name="a678" draw:master-page-name="Master1-Layout2-obj-Title-and-Content" presentation:presentation-page-layout-name="Master1-PPL2" draw:id="Slide-260">
        <draw:frame draw:id="id124" presentation:style-name="a682" draw:name="Title 1" svg:x="0.99934in" svg:y="0.66667in" svg:width="11.32301in" svg:height="1.45048in" presentation:class="title" presentation:placeholder="false">
          <draw:text-box>
            <text:p text:style-name="a681" text:class-names="" text:cond-style-name=""><text:span text:style-name="a679" text:class-names="">Tarefas</text:span><text:span text:style-name="a680" text:class-names=""/></text:p>
          </draw:text-box>
          <svg:title/>
          <svg:desc/>
        </draw:frame>
        <draw:frame draw:id="id125" presentation:style-name="a719" draw:name="Content Placeholder 2" svg:x="0.99934in" svg:y="2.29228in" svg:width="11.32301in" svg:height="4.04105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3" text:class-names="">De<text:s text:c="1"/></text:span><text:span text:style-name="a684" text:class-names="">forma geral, o projeto envolverá preferencialmente 3 tarefas major</text:span><text:span text:style-name="a685" text:class-names="">: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p text:style-name="a692" text:class-names="" text:cond-style-name=""><text:span text:style-name="a691" text:class-names="">Aquisição de vídeo ecográfico (num sistema da ESSUA)</text:span></text:p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p text:style-name="a695" text:class-names="" text:cond-style-name=""><text:span text:style-name="a694" text:class-names="">Seguimento e quantificação de movimento</text:span></text:p>
                      </text:list-item>
                    </text:list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p text:style-name="a699" text:class-names="" text:cond-style-name=""><text:span text:style-name="a697" text:class-names="">Desenvolvimento da<text:s text:c="1"/></text:span><text:span text:style-name="a698" text:class-names="">interface</text:span></text:p>
                      </text:list-item>
                    </text:list>
                  </text:list-item>
                </text:list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  <text:list text:style-name="a709">
              <text:list-item>
                <text:p text:style-name="a708" text:class-names="" text:cond-style-name=""><text:span text:style-name="a704" text:class-names="">Iremos<text:s text:c="1"/></text:span><text:span text:style-name="a705" text:class-names="">responder a estes objetivos centrando-nos essêncialmente<text:s text:c="1"/></text:span><text:span text:style-name="a706" text:class-names="">no uso de<text:s text:c="1"/></text:span><text:span text:style-name="a707" text:class-names="">openCV (python).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p text:style-name="a714" text:class-names="" text:cond-style-name=""><text:span text:style-name="a713" text:class-names=""/></text:p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p text:style-name="a717" text:class-names="" text:cond-style-name=""><text:span text:style-name="a716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721" draw:master-page-name="Master1-Layout2-obj-Title-and-Content" presentation:presentation-page-layout-name="Master1-PPL2" draw:id="Slide-261">
        <draw:frame draw:id="id126" presentation:style-name="a725" draw:name="Title 1" svg:x="0.99934in" svg:y="0.66667in" svg:width="11.32301in" svg:height="1.45048in" presentation:class="title" presentation:placeholder="false">
          <draw:text-box>
            <text:p text:style-name="a724" text:class-names="" text:cond-style-name=""><text:span text:style-name="a722" text:class-names="">Resultados esperados</text:span><text:span text:style-name="a723" text:class-names=""/></text:p>
          </draw:text-box>
          <svg:title/>
          <svg:desc/>
        </draw:frame>
        <draw:frame draw:id="id127" presentation:style-name="a726" draw:name="Content Placeholder 3" svg:x="3.4239in" svg:y="2.11715in" svg:width="6.47388in" svg:height="4.71618in" style:rel-width="scale" style:rel-height="scale" presentation:class="graphic" presentation:placeholder="false">
          <draw:image xlink:href="media/image1.emf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4461in" svg:y="1.22743in" svg:width="9.84412in" svg:height="2.61111in"/>
      <presentation:placeholder presentation:object="subtitle" svg:x="1.74461in" svg:y="3.93924in" svg:width="9.84412in" svg:height="1.8107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2" style:display-name="Title and Content">
      <presentation:placeholder presentation:object="title" svg:x="0.99934in" svg:y="0.66667in" svg:width="11.32301in" svg:height="1.45048in"/>
      <presentation:placeholder presentation:object="object" svg:x="0.99934in" svg:y="2.29228in" svg:width="11.32301in" svg:height="4.0410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3" style:display-name="Section Header">
      <presentation:placeholder presentation:object="title" svg:x="1.34432in" svg:y="0.71875in" svg:width="10.6447in" svg:height="3.11979in"/>
      <presentation:placeholder presentation:object="outline" svg:x="1.34432in" svg:y="3.93924in" svg:width="10.6447in" svg:height="1.6406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4" style:display-name="Two Content">
      <presentation:placeholder presentation:object="title" svg:x="0.99934in" svg:y="0.66667in" svg:width="11.32301in" svg:height="1.45048in"/>
      <presentation:placeholder presentation:object="object" svg:x="0.99934in" svg:y="2.28381in" svg:width="5.58399in" svg:height="4.04952in"/>
      <presentation:placeholder presentation:object="object" svg:x="6.75132in" svg:y="2.28381in" svg:width="5.57103in" svg:height="4.0495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5" style:display-name="Comparison">
      <presentation:placeholder presentation:object="title" svg:x="0.99934in" svg:y="0.66667in" svg:width="11.32301in" svg:height="1.44965in"/>
      <presentation:placeholder presentation:object="outline" svg:x="1.24869in" svg:y="2.28381in" svg:width="5.33596in" svg:height="0.90104in"/>
      <presentation:placeholder presentation:object="object" svg:x="0.99934in" svg:y="3.18486in" svg:width="5.58531in" svg:height="3.14848in"/>
      <presentation:placeholder presentation:object="outline" svg:x="7.00132in" svg:y="2.28381in" svg:width="5.32103in" svg:height="0.90104in"/>
      <presentation:placeholder presentation:object="object" svg:x="6.75in" svg:y="3.18486in" svg:width="5.57235in" svg:height="3.1484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6" style:display-name="Title Only">
      <presentation:placeholder presentation:object="title" svg:x="0.99934in" svg:y="0.66667in" svg:width="11.32301in" svg:height="1.4504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7" style:display-name="Blank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8" style:display-name="Content with Caption">
      <presentation:placeholder presentation:object="title" svg:x="1.00309in" svg:y="0.66667in" svg:width="4.30035in" svg:height="2.58333in"/>
      <presentation:placeholder presentation:object="object" svg:x="5.55344in" svg:y="0.66667in" svg:width="6.76891in" svg:height="5.66667in"/>
      <presentation:placeholder presentation:object="outline" svg:x="1.00309in" svg:y="3.25in" svg:width="4.30035in" svg:height="3.0833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9" style:display-name="Picture with Caption">
      <presentation:placeholder presentation:object="title" svg:x="1.00309in" svg:y="0.66667in" svg:width="6.48488in" svg:height="2.58333in"/>
      <presentation:placeholder presentation:object="graphic" svg:x="8.11986in" svg:y="0.82992in" svg:width="3.5601in" svg:height="5.34016in"/>
      <presentation:placeholder presentation:object="outline" svg:x="0.99934in" svg:y="3.25in" svg:width="6.49054in" svg:height="3.0833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0" style:display-name="Panoramic Picture with Caption">
      <presentation:placeholder presentation:object="title" svg:x="0.99935in" svg:y="4.69091in" svg:width="11.33811in" svg:height="0.89606in"/>
      <presentation:placeholder presentation:object="graphic" svg:x="0.99935in" svg:y="0.67948in" svg:width="11.33811in" svg:height="3.69612in"/>
      <presentation:placeholder presentation:object="outline" svg:x="0.99934in" svg:y="5.58697in" svg:width="11.33639in" svg:height="0.7463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1" style:display-name="Title and Caption">
      <presentation:placeholder presentation:object="title" svg:x="0.99934in" svg:y="0.66667in" svg:width="11.32301in" svg:height="3.74547in"/>
      <presentation:placeholder presentation:object="outline" svg:x="0.99934in" svg:y="4.59845in" svg:width="11.32301in" svg:height="1.74124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46677in"/>
      <presentation:placeholder presentation:object="outline" svg:x="0.99934in" svg:y="4.59845in" svg:width="11.32301in" svg:height="1.7348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3" style:display-name="Name Card">
      <presentation:placeholder presentation:object="title" svg:x="0.99935in" svg:y="2.32605in" svg:width="11.32472in" svg:height="2.74698in"/>
      <presentation:placeholder presentation:object="outline" svg:x="0.99934in" svg:y="5.08591in" svg:width="11.32301in" svg:height="1.247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4" style:display-name="3 Column">
      <presentation:placeholder presentation:object="title" svg:x="0.99934in" svg:y="0.66667in" svg:width="11.32301in" svg:height="1.44965in"/>
      <presentation:placeholder presentation:object="outline" svg:x="0.99934in" svg:y="2.28381in" svg:width="3.60778in" svg:height="0.90038in"/>
      <presentation:placeholder presentation:object="outline" svg:x="0.99934in" svg:y="3.18419in" svg:width="3.60778in" svg:height="3.14914in"/>
      <presentation:placeholder presentation:object="outline" svg:x="4.86098in" svg:y="2.28381in" svg:width="3.60735in" svg:height="0.90038in"/>
      <presentation:placeholder presentation:object="outline" svg:x="4.86098in" svg:y="3.18419in" svg:width="3.60873in" svg:height="3.14914in"/>
      <presentation:placeholder presentation:object="outline" svg:x="8.7197in" svg:y="2.28381in" svg:width="3.59931in" svg:height="0.90038in"/>
      <presentation:placeholder presentation:object="outline" svg:x="8.72304in" svg:y="3.18419in" svg:width="3.59931in" svg:height="3.14914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5" style:display-name="3 Picture Column">
      <presentation:placeholder presentation:object="title" svg:x="0.99934in" svg:y="0.66667in" svg:width="11.32301in" svg:height="1.44965in"/>
      <presentation:placeholder presentation:object="outline" svg:x="0.99934in" svg:y="4.58869in" svg:width="3.60778in" svg:height="0.63021in"/>
      <presentation:placeholder presentation:object="graphic" svg:x="1.19425in" svg:y="2.5142in" svg:width="3.21528in" svg:height="1.66667in"/>
      <presentation:placeholder presentation:object="outline" svg:x="0.99934in" svg:y="5.2189in" svg:width="3.60778in" svg:height="1.11443in"/>
      <presentation:placeholder presentation:object="outline" svg:x="4.8586in" svg:y="4.58869in" svg:width="3.60781in" svg:height="0.63021in"/>
      <presentation:placeholder presentation:object="graphic" svg:x="4.99671in" svg:y="2.5142in" svg:width="3.20486in" svg:height="1.66667in"/>
      <presentation:placeholder presentation:object="outline" svg:x="4.85712in" svg:y="5.2189in" svg:width="3.60929in" svg:height="1.11443in"/>
      <presentation:placeholder presentation:object="outline" svg:x="8.71984in" svg:y="4.58869in" svg:width="3.59788in" svg:height="0.63021in"/>
      <presentation:placeholder presentation:object="graphic" svg:x="8.91601in" svg:y="2.5142in" svg:width="3.2066in" svg:height="1.66667in"/>
      <presentation:placeholder presentation:object="outline" svg:x="8.7197in" svg:y="5.2189in" svg:width="3.60264in" svg:height="1.1144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6" style:display-name="Title and Vertical Text">
      <presentation:placeholder presentation:object="title" svg:x="0.99934in" svg:y="0.66667in" svg:width="11.32301in" svg:height="1.45048in"/>
      <presentation:placeholder presentation:object="outline" svg:x="0.99934in" svg:y="2.29228in" svg:width="11.32301in" svg:height="4.0410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7" style:display-name="Vertical Title and Text">
      <presentation:placeholder presentation:object="title" svg:x="9.54167in" svg:y="0.66667in" svg:width="2.78068in" svg:height="5.66667in"/>
      <presentation:placeholder presentation:object="outline" svg:x="0.99934in" svg:y="0.66667in" svg:width="8.37566in" svg:height="5.6666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default-style style:family="graphic">
      <style:graphic-properties draw:fill="solid" draw:fill-color="#9ec544" draw:opacity="100%" draw:stroke="solid" svg:stroke-width="0.02083in" svg:stroke-color="#73902f" svg:stroke-opacity="100%" svg:stroke-linecap="butt"/>
    </style:default-style>
    <draw:fill-image draw:name="a349" xlink:href="media/image2.png" xlink:show="embed" xlink:actuate="onLoad"/>
    <draw:fill-image draw:name="a226" xlink:href="media/image2.png" xlink:show="embed" xlink:actuate="onLoad"/>
    <draw:fill-image draw:name="a403" xlink:href="media/image2.png" xlink:show="embed" xlink:actuate="onLoad"/>
    <draw:fill-image draw:name="a371" xlink:href="media/image2.png" xlink:show="embed" xlink:actuate="onLoad"/>
    <draw:fill-image draw:name="a677" xlink:href="media/image2.png" xlink:show="embed" xlink:actuate="onLoad"/>
    <draw:fill-image draw:name="a591" xlink:href="media/image2.png" xlink:show="embed" xlink:actuate="onLoad"/>
    <draw:fill-image draw:name="a323" xlink:href="media/image2.png" xlink:show="embed" xlink:actuate="onLoad"/>
    <draw:fill-image draw:name="a556" xlink:href="media/image2.png" xlink:show="embed" xlink:actuate="onLoad"/>
    <draw:fill-image draw:name="a627" xlink:href="media/image2.png" xlink:show="embed" xlink:actuate="onLoad"/>
    <draw:fill-image draw:name="a258" xlink:href="media/image2.png" xlink:show="embed" xlink:actuate="onLoad"/>
    <draw:fill-image draw:name="a665" xlink:href="media/image2.png" xlink:show="embed" xlink:actuate="onLoad"/>
    <draw:fill-image draw:name="a92" xlink:href="media/image2.png" xlink:show="embed" xlink:actuate="onLoad"/>
    <draw:fill-image draw:name="a598" xlink:href="media/image2.png" xlink:show="embed" xlink:actuate="onLoad"/>
    <draw:fill-image draw:name="a297" xlink:href="media/image2.png" xlink:show="embed" xlink:actuate="onLoad"/>
    <draw:fill-image draw:name="a57" xlink:href="media/image2.png" xlink:show="embed" xlink:actuate="onLoad"/>
    <draw:fill-image draw:name="a0" xlink:href="media/image2.png" xlink:show="embed" xlink:actuate="onLoad"/>
    <draw:fill-image draw:name="a244" xlink:href="media/image2.png" xlink:show="embed" xlink:actuate="onLoad"/>
    <draw:fill-image draw:name="a720" xlink:href="media/image2.png" xlink:show="embed" xlink:actuate="onLoad"/>
    <draw:fill-image draw:name="a616" xlink:href="media/image2.png" xlink:show="embed" xlink:actuate="onLoad"/>
    <draw:fill-image draw:name="a654" xlink:href="media/image2.png" xlink:show="embed" xlink:actuate="onLoad"/>
    <draw:fill-image draw:name="a425" xlink:href="media/image2.png" xlink:show="embed" xlink:actuate="onLoad"/>
    <draw:fill-image draw:name="a640" xlink:href="media/image2.png" xlink:show="embed" xlink:actuate="onLoad"/>
    <draw:fill-image draw:name="a166" xlink:href="media/image2.png" xlink:show="embed" xlink:actuate="onLoad"/>
    <draw:fill-image draw:name="a467" xlink:href="media/image2.png" xlink:show="embed" xlink:actuate="onLoad"/>
    <draw:fill-image draw:name="a35" xlink:href="media/image2.png" xlink:show="embed" xlink:actuate="onLoad"/>
    <draw:fill-image draw:name="a521" xlink:href="media/image2.png" xlink:show="embed" xlink:actuate="onLoad"/>
    <draw:fill-image draw:name="a114" xlink:href="media/image2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bitmap" draw:fill-image-name="a5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6">
      <style:drawing-page-properties draw:fill="bitmap" draw:fill-image-name="a4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4">
      <style:drawing-page-properties draw:fill="bitmap" draw:fill-image-name="a3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38889in" style:font-size-asian="0.38889in" style:font-size-complex="0.38889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38889in" style:font-size-asian="0.38889in" style:font-size-complex="0.38889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bitmap" draw:fill-image-name="a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">
      <style:drawing-page-properties draw:fill="bitmap" draw:fill-image-name="a1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bitmap" draw:fill-image-name="a2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20833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7">
      <style:drawing-page-properties draw:fill="bitmap" draw:fill-image-name="a5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bitmap" draw:fill-image-name="a2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0">
      <style:drawing-page-properties draw:fill="bitmap" draw:fill-image-name="a3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bitmap" draw:fill-image-name="a46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">
      <style:drawing-page-properties draw:fill="bitmap" draw:fill-image-name="a2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38889in" style:font-size-asian="0.38889in" style:font-size-complex="0.38889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38889in" style:font-size-asian="0.38889in" style:font-size-complex="0.38889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2">
      <style:drawing-page-properties draw:fill="bitmap" draw:fill-image-name="a3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15972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bitmap" draw:fill-image-name="a1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15972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bitmap" draw:fill-image-name="a2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bitmap" draw:fill-image-name="a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bitmap" draw:fill-image-name="a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15972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4">
      <style:drawing-page-properties draw:fill="bitmap" draw:fill-image-name="a4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20833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amask" style:page-layout-name="pageLayout1" draw:style-name="a1">
      <draw:frame draw:id="id0" presentation:style-name="a5" draw:name="Title Placeholder 1" svg:x="0.99934in" svg:y="0.66667in" svg:width="11.32301in" svg:height="1.45048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1" presentation:style-name="a22" draw:name="Text Placeholder 2" svg:x="0.99934in" svg:y="2.29228in" svg:width="11.32301in" svg:height="4.0410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e Placeholder 3" svg:x="8.39757in" svg:y="6.43403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Footer Placeholder 4" svg:x="0.99934in" svg:y="6.43403in" svg:width="7.29753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Slide Number Placeholder 5" svg:x="11.49826in" svg:y="6.43403in" svg:width="0.82409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6">
      <draw:frame draw:id="id5" presentation:style-name="a40" draw:name="Title 1" svg:x="1.74461in" svg:y="1.22743in" svg:width="9.84412in" svg:height="2.61111in" presentation:class="title" presentation:placeholder="false">
        <draw:text-box>
          <text:p text:style-name="a39" text:class-names="" text:cond-style-name=""><text:span text:style-name="a37" text:class-names="">Click to edit Master title style</text:span><text:span text:style-name="a38" text:class-names=""/></text:p>
        </draw:text-box>
        <svg:title/>
        <svg:desc/>
      </draw:frame>
      <draw:frame draw:id="id6" presentation:style-name="a44" draw:name="Subtitle 2" svg:x="1.74461in" svg:y="3.93924in" svg:width="9.84412in" svg:height="1.81076in" presentation:class="subtitle" presentation:placeholder="false">
        <draw:text-box>
          <text:p text:style-name="a43" text:class-names="" text:cond-style-name=""><text:span text:style-name="a41" text:class-names="">Click to edit Master subtitle style</text:span><text:span text:style-name="a42" text:class-names=""/></text:p>
        </draw:text-box>
        <svg:title/>
        <svg:desc/>
      </draw:frame>
      <draw:frame draw:id="id7" presentation:style-name="a49" draw:name="Date Placeholder 3" svg:x="8.39757in" svg:y="6.43403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Footer Placeholder 4" svg:x="0.99934in" svg:y="6.43403in" svg:width="7.29753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Slide Number Placeholder 5" svg:x="11.49826in" svg:y="6.43403in" svg:width="0.82409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itle-and-Content" style:page-layout-name="pageLayout1" draw:style-name="a58">
      <draw:frame draw:id="id10" presentation:style-name="a62" draw:name="Title 1" svg:x="0.99934in" svg:y="0.66667in" svg:width="11.32301in" svg:height="1.45048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1" presentation:style-name="a79" draw:name="Content Placeholder 2" svg:x="0.99934in" svg:y="2.29228in" svg:width="11.32301in" svg:height="4.04105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Date Placeholder 3" svg:x="8.39757in" svg:y="6.43403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Footer Placeholder 4" svg:x="0.99934in" svg:y="6.43403in" svg:width="7.29753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Slide Number Placeholder 5" svg:x="11.49826in" svg:y="6.43403in" svg:width="0.82409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3">
      <draw:frame draw:id="id15" presentation:style-name="a97" draw:name="Title 1" svg:x="1.34432in" svg:y="0.71875in" svg:width="10.6447in" svg:height="3.11979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16" presentation:style-name="a101" draw:name="Text Placeholder 2" svg:x="1.34432in" svg:y="3.93924in" svg:width="10.6447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Click to edit Master text styles</text:span></text:p>
            </text:list-item>
          </text:list>
        </draw:text-box>
        <svg:title/>
        <svg:desc/>
      </draw:frame>
      <draw:frame draw:id="id17" presentation:style-name="a106" draw:name="Date Placeholder 3" svg:x="8.39757in" svg:y="6.43403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Footer Placeholder 4" svg:x="0.99934in" svg:y="6.43403in" svg:width="7.29753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Slide Number Placeholder 5" svg:x="11.49826in" svg:y="6.43403in" svg:width="0.82409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Two-Content" style:page-layout-name="pageLayout1" draw:style-name="a115">
      <draw:frame draw:id="id20" presentation:style-name="a119" draw:name="Title 1" svg:x="0.99934in" svg:y="0.66667in" svg:width="11.32301in" svg:height="1.45048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21" presentation:style-name="a136" draw:name="Content Placeholder 2" svg:x="0.99934in" svg:y="2.28381in" svg:width="5.58399in" svg:height="4.04952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Content Placeholder 3" svg:x="6.75132in" svg:y="2.28381in" svg:width="5.57103in" svg:height="4.04952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ck to 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Fifth le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Date Placeholder 4" svg:x="8.39757in" svg:y="6.43403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Footer Placeholder 5" svg:x="0.99934in" svg:y="6.43403in" svg:width="7.29753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Slide Number Placeholder 6" svg:x="11.49826in" svg:y="6.43403in" svg:width="0.82409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frame draw:id="id26" presentation:style-name="a171" draw:name="Title 1" svg:x="0.99934in" svg:y="0.66667in" svg:width="11.32301in" svg:height="1.44965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75" draw:name="Text Placeholder 2" svg:x="1.24869in" svg:y="2.28381in" svg:width="5.33596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</draw:text-box>
        <svg:title/>
        <svg:desc/>
      </draw:frame>
      <draw:frame draw:id="id28" presentation:style-name="a192" draw:name="Content Placeholder 3" svg:x="0.99934in" svg:y="3.18486in" svg:width="5.58531in" svg:height="3.14848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Text Placeholder 4" svg:x="7.00132in" svg:y="2.28381in" svg:width="5.32103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30" presentation:style-name="a213" draw:name="Content Placeholder 5" svg:x="6.75in" svg:y="3.18486in" svg:width="5.57235in" svg:height="3.14848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cond le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hird le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Fifth le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Date Placeholder 6" svg:x="8.39757in" svg:y="6.43403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Footer Placeholder 7" svg:x="0.99934in" svg:y="6.43403in" svg:width="7.29753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Slide Number Placeholder 8" svg:x="11.49826in" svg:y="6.43403in" svg:width="0.82409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frame draw:id="id34" presentation:style-name="a231" draw:name="Title 1" svg:x="0.99934in" svg:y="0.66667in" svg:width="11.32301in" svg:height="1.45048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35" presentation:style-name="a236" draw:name="Date Placeholder 2" svg:x="8.39757in" svg:y="6.43403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Footer Placeholder 3" svg:x="0.99934in" svg:y="6.43403in" svg:width="7.29753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Slide Number Placeholder 4" svg:x="11.49826in" svg:y="6.43403in" svg:width="0.82409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frame draw:id="id38" presentation:style-name="a250" draw:name="Date Placeholder 1" svg:x="8.39757in" svg:y="6.43403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Footer Placeholder 2" svg:x="0.99934in" svg:y="6.43403in" svg:width="7.29753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Slide Number Placeholder 3" svg:x="11.49826in" svg:y="6.43403in" svg:width="0.82409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frame draw:id="id41" presentation:style-name="a263" draw:name="Title 1" svg:x="1.00309in" svg:y="0.66667in" svg:width="4.30035in" svg:height="2.58333in" presentation:class="title" presentation:placeholder="false">
        <draw:text-box>
          <text:p text:style-name="a262" text:class-names="" text:cond-style-name=""><text:span text:style-name="a260" text:class-names="">Click to edit Master title style</text:span><text:span text:style-name="a261" text:class-names=""/></text:p>
        </draw:text-box>
        <svg:title/>
        <svg:desc/>
      </draw:frame>
      <draw:frame draw:id="id42" presentation:style-name="a280" draw:name="Content Placeholder 2" svg:x="5.55344in" svg:y="0.66667in" svg:width="6.76891in" svg:height="5.66667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Text Placeholder 3" svg:x="1.00309in" svg:y="3.25in" svg:width="4.30035in" svg:height="3.08333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</draw:text-box>
        <svg:title/>
        <svg:desc/>
      </draw:frame>
      <draw:frame draw:id="id44" presentation:style-name="a289" draw:name="Date Placeholder 4" svg:x="8.39757in" svg:y="6.43403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Footer Placeholder 5" svg:x="0.99934in" svg:y="6.43403in" svg:width="7.29753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Slide Number Placeholder 6" svg:x="11.49826in" svg:y="6.43403in" svg:width="0.82409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frame draw:id="id47" presentation:style-name="a302" draw:name="Title 1" svg:x="1.00309in" svg:y="0.66667in" svg:width="6.48488in" svg:height="2.58333in" presentation:class="title" presentation:placeholder="false">
        <draw:text-box>
          <text:p text:style-name="a301" text:class-names="" text:cond-style-name=""><text:span text:style-name="a299" text:class-names="">Click to edit Master title style</text:span><text:span text:style-name="a300" text:class-names=""/></text:p>
        </draw:text-box>
        <svg:title/>
        <svg:desc/>
      </draw:frame>
      <draw:frame draw:id="id48" presentation:style-name="a306" draw:name="Picture Placeholder 2" svg:x="8.11986in" svg:y="0.82992in" svg:width="3.5601in" svg:height="5.34016in" presentation:class="graphic" presentation:placeholder="false">
        <draw:text-box>
          <text:p text:style-name="a305" text:class-names="" text:cond-style-name=""><text:span text:style-name="a303" text:class-names="">Click icon to add picture</text:span><text:span text:style-name="a304" text:class-names=""/></text:p>
        </draw:text-box>
        <svg:title/>
        <svg:desc/>
      </draw:frame>
      <draw:frame draw:id="id49" presentation:style-name="a310" draw:name="Text Placeholder 3" svg:x="0.99934in" svg:y="3.25in" svg:width="6.49054in" svg:height="3.08333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Click to edit Master text styles</text:span></text:p>
            </text:list-item>
          </text:list>
        </draw:text-box>
        <svg:title/>
        <svg:desc/>
      </draw:frame>
      <draw:frame draw:id="id50" presentation:style-name="a315" draw:name="Date Placeholder 4" svg:x="8.39757in" svg:y="6.43403in" svg:width="3in" svg:height="0.39931in" presentation:class="date-time" presentation:placeholder="false">
        <draw:text-box>
          <text:p text:style-name="a314" text:class-names="" text:cond-style-name=""><text:span text:style-name="a311" text:class-names=""><text:date text:fixed="false" style:data-style-name="a312"/></text:span><text:span text:style-name="a313" text:class-names=""/></text:p>
        </draw:text-box>
        <svg:title/>
        <svg:desc/>
      </draw:frame>
      <draw:frame draw:id="id51" presentation:style-name="a318" draw:name="Footer Placeholder 5" svg:x="0.99934in" svg:y="6.43403in" svg:width="7.29753in" svg:height="0.39931in" presentation:class="footer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52" presentation:style-name="a322" draw:name="Slide Number Placeholder 6" svg:x="11.49826in" svg:y="6.43403in" svg:width="0.82409in" svg:height="0.39931in" presentation:class="page-number" presentation:placeholder="false">
        <draw:text-box>
          <text:p text:style-name="a321" text:class-names="" text:cond-style-name=""><text:span text:style-name="a319" text:class-names=""><text:page-number style:num-format="1" text:fixed="false"/></text:span><text:span text:style-name="a320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24">
      <draw:frame draw:id="id53" presentation:style-name="a328" draw:name="Title 1" svg:x="0.99935in" svg:y="4.69091in" svg:width="11.33811in" svg:height="0.89606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4" presentation:style-name="a332" draw:name="Picture Placeholder 2" svg:x="0.99935in" svg:y="0.67948in" svg:width="11.33811in" svg:height="3.69612in" presentation:class="graphic" presentation:placeholder="false">
        <draw:text-box>
          <text:p text:style-name="a331" text:class-names="" text:cond-style-name=""><text:span text:style-name="a329" text:class-names="">Click icon to add picture</text:span><text:span text:style-name="a330" text:class-names=""/></text:p>
        </draw:text-box>
        <svg:title/>
        <svg:desc/>
      </draw:frame>
      <draw:frame draw:id="id55" presentation:style-name="a336" draw:name="Text Placeholder 3" svg:x="0.99934in" svg:y="5.58697in" svg:width="11.33639in" svg:height="0.74636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</draw:text-box>
        <svg:title/>
        <svg:desc/>
      </draw:frame>
      <draw:frame draw:id="id56" presentation:style-name="a341" draw:name="Date Placeholder 4" svg:x="8.39757in" svg:y="6.43403in" svg:width="3in" svg:height="0.39931in" presentation:class="date-time" presentation:placeholder="false">
        <draw:text-box>
          <text:p text:style-name="a340" text:class-names="" text:cond-style-name=""><text:span text:style-name="a337" text:class-names=""><text:date text:fixed="false" style:data-style-name="a338"/></text:span><text:span text:style-name="a339" text:class-names=""/></text:p>
        </draw:text-box>
        <svg:title/>
        <svg:desc/>
      </draw:frame>
      <draw:frame draw:id="id57" presentation:style-name="a344" draw:name="Footer Placeholder 5" svg:x="0.99934in" svg:y="6.43403in" svg:width="7.29753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58" presentation:style-name="a348" draw:name="Slide Number Placeholder 6" svg:x="11.49826in" svg:y="6.43403in" svg:width="0.82409in" svg:height="0.39931in" presentation:class="page-number" presentation:placeholder="false">
        <draw:text-box>
          <text:p text:style-name="a347" text:class-names="" text:cond-style-name=""><text:span text:style-name="a345" text:class-names=""><text:page-number style:num-format="1" text:fixed="false"/></text:span><text:span text:style-name="a346" text:class-names=""/></text:p>
        </draw:text-box>
        <svg:title/>
        <svg:desc/>
      </draw:frame>
    </style:master-page>
    <style:master-page style:name="Master1-Layout11-cust-Title-and-Caption" style:page-layout-name="pageLayout1" draw:style-name="a350">
      <draw:frame draw:id="id59" presentation:style-name="a354" draw:name="Title 1" svg:x="0.99934in" svg:y="0.66667in" svg:width="11.32301in" svg:height="3.74547in" presentation:class="title" presentation:placeholder="false">
        <draw:text-box>
          <text:p text:style-name="a353" text:class-names="" text:cond-style-name=""><text:span text:style-name="a351" text:class-names="">Click to edit Master title style</text:span><text:span text:style-name="a352" text:class-names=""/></text:p>
        </draw:text-box>
        <svg:title/>
        <svg:desc/>
      </draw:frame>
      <draw:frame draw:id="id60" presentation:style-name="a358" draw:name="Text Placeholder 3" svg:x="0.99934in" svg:y="4.59845in" svg:width="11.32301in" svg:height="1.74124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</draw:text-box>
        <svg:title/>
        <svg:desc/>
      </draw:frame>
      <draw:frame draw:id="id61" presentation:style-name="a363" draw:name="Date Placeholder 4" svg:x="8.39757in" svg:y="6.43403in" svg:width="3in" svg:height="0.39931in" presentation:class="date-time" presentation:placeholder="false">
        <draw:text-box>
          <text:p text:style-name="a362" text:class-names="" text:cond-style-name=""><text:span text:style-name="a359" text:class-names=""><text:date text:fixed="false" style:data-style-name="a360"/></text:span><text:span text:style-name="a361" text:class-names=""/></text:p>
        </draw:text-box>
        <svg:title/>
        <svg:desc/>
      </draw:frame>
      <draw:frame draw:id="id62" presentation:style-name="a366" draw:name="Footer Placeholder 5" svg:x="0.99934in" svg:y="6.43403in" svg:width="7.29753in" svg:height="0.39931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63" presentation:style-name="a370" draw:name="Slide Number Placeholder 6" svg:x="11.49826in" svg:y="6.43403in" svg:width="0.82409in" svg:height="0.39931in" presentation:class="page-number" presentation:placeholder="false">
        <draw:text-box>
          <text:p text:style-name="a369" text:class-names="" text:cond-style-name=""><text:span text:style-name="a367" text:class-names=""><text:page-number style:num-format="1" text:fixed="false"/></text:span><text:span text:style-name="a368" text:class-names=""/></text:p>
        </draw:text-box>
        <svg:title/>
        <svg:desc/>
      </draw:frame>
    </style:master-page>
    <style:master-page style:name="Master1-Layout12-cust-Quote-with-Caption" style:page-layout-name="pageLayout1" draw:style-name="a372">
      <draw:frame draw:id="id64" presentation:style-name="a376" draw:name="Title 1" svg:x="1.5816in" svg:y="0.66667in" svg:width="10.17361in" svg:height="3.27308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65" presentation:style-name="a380" draw:name="Text Placeholder 3" svg:x="1.88172in" svg:y="3.94798in" svg:width="9.57163in" svg:height="0.46677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</draw:text-box>
        <svg:title/>
        <svg:desc/>
      </draw:frame>
      <draw:frame draw:id="id66" presentation:style-name="a384" draw:name="Text Placeholder 3" svg:x="0.99934in" svg:y="4.59845in" svg:width="11.32301in" svg:height="1.73489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</draw:text-box>
        <svg:title/>
        <svg:desc/>
      </draw:frame>
      <draw:frame draw:id="id67" presentation:style-name="a389" draw:name="Date Placeholder 4" svg:x="8.39757in" svg:y="6.43403in" svg:width="3in" svg:height="0.39931in" presentation:class="date-time" presentation:placeholder="false">
        <draw:text-box>
          <text:p text:style-name="a388" text:class-names="" text:cond-style-name=""><text:span text:style-name="a385" text:class-names=""><text:date text:fixed="false" style:data-style-name="a386"/></text:span><text:span text:style-name="a387" text:class-names=""/></text:p>
        </draw:text-box>
        <svg:title/>
        <svg:desc/>
      </draw:frame>
      <draw:frame draw:id="id68" presentation:style-name="a392" draw:name="Footer Placeholder 5" svg:x="0.99934in" svg:y="6.43403in" svg:width="7.29753in" svg:height="0.39931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69" presentation:style-name="a396" draw:name="Slide Number Placeholder 6" svg:x="11.49826in" svg:y="6.43403in" svg:width="0.82409in" svg:height="0.39931in" presentation:class="page-number" presentation:placeholder="false">
        <draw:text-box>
          <text:p text:style-name="a395" text:class-names="" text:cond-style-name=""><text:span text:style-name="a393" text:class-names=""><text:page-number style:num-format="1" text:fixed="false"/></text:span><text:span text:style-name="a394" text:class-names=""/></text:p>
        </draw:text-box>
        <svg:title/>
        <svg:desc/>
      </draw:frame>
      <draw:frame draw:id="id70" draw:style-name="a399" draw:name="TextBox 10" svg:x="0.91493in" svg:y="0.80407in" svg:width="0.66667in" svg:height="0.63952in">
        <draw:text-box>
          <text:p text:style-name="a398" text:class-names="" text:cond-style-name=""><text:span text:style-name="a397" text:class-names="">“</text:span></text:p>
        </draw:text-box>
        <svg:title/>
        <svg:desc/>
      </draw:frame>
      <draw:frame draw:id="id71" draw:style-name="a402" draw:name="TextBox 12" svg:x="11.65568in" svg:y="3.25032in" svg:width="0.66667in" svg:height="0.63952in">
        <draw:text-box>
          <text:p text:style-name="a401" text:class-names="" text:cond-style-name=""><text:span text:style-name="a400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04">
      <draw:frame draw:id="id72" presentation:style-name="a408" draw:name="Title 1" svg:x="0.99935in" svg:y="2.32605in" svg:width="11.32472in" svg:height="2.74698in" presentation:class="title" presentation:placeholder="false">
        <draw:text-box>
          <text:p text:style-name="a407" text:class-names="" text:cond-style-name=""><text:span text:style-name="a405" text:class-names="">Click to edit Master title style</text:span><text:span text:style-name="a406" text:class-names=""/></text:p>
        </draw:text-box>
        <svg:title/>
        <svg:desc/>
      </draw:frame>
      <draw:frame draw:id="id73" presentation:style-name="a412" draw:name="Text Placeholder 3" svg:x="0.99934in" svg:y="5.08591in" svg:width="11.32301in" svg:height="1.24742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Click to edit Master text styles</text:span></text:p>
            </text:list-item>
          </text:list>
        </draw:text-box>
        <svg:title/>
        <svg:desc/>
      </draw:frame>
      <draw:frame draw:id="id74" presentation:style-name="a417" draw:name="Date Placeholder 4" svg:x="8.39757in" svg:y="6.43403in" svg:width="3in" svg:height="0.39931in" presentation:class="date-time" presentation:placeholder="false">
        <draw:text-box>
          <text:p text:style-name="a416" text:class-names="" text:cond-style-name=""><text:span text:style-name="a413" text:class-names=""><text:date text:fixed="false" style:data-style-name="a414"/></text:span><text:span text:style-name="a415" text:class-names=""/></text:p>
        </draw:text-box>
        <svg:title/>
        <svg:desc/>
      </draw:frame>
      <draw:frame draw:id="id75" presentation:style-name="a420" draw:name="Footer Placeholder 5" svg:x="0.99934in" svg:y="6.43403in" svg:width="7.29753in" svg:height="0.39931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76" presentation:style-name="a424" draw:name="Slide Number Placeholder 6" svg:x="11.49826in" svg:y="6.43403in" svg:width="0.82409in" svg:height="0.39931in" presentation:class="page-number" presentation:placeholder="false">
        <draw:text-box>
          <text:p text:style-name="a423" text:class-names="" text:cond-style-name=""><text:span text:style-name="a421" text:class-names=""><text:page-number style:num-format="1" text:fixed="false"/></text:span><text:span text:style-name="a422" text:class-names=""/></text:p>
        </draw:text-box>
        <svg:title/>
        <svg:desc/>
      </draw:frame>
    </style:master-page>
    <style:master-page style:name="Master1-Layout14-cust-3-Column" style:page-layout-name="pageLayout1" draw:style-name="a426">
      <draw:frame draw:id="id77" presentation:style-name="a430" draw:name="Title 1" svg:x="0.99934in" svg:y="0.66667in" svg:width="11.32301in" svg:height="1.44965in" presentation:class="title" presentation:placeholder="false">
        <draw:text-box>
          <text:p text:style-name="a429" text:class-names="" text:cond-style-name=""><text:span text:style-name="a427" text:class-names="">Click to edit Master title style</text:span><text:span text:style-name="a428" text:class-names=""/></text:p>
        </draw:text-box>
        <svg:title/>
        <svg:desc/>
      </draw:frame>
      <draw:frame draw:id="id78" presentation:style-name="a434" draw:name="Text Placeholder 2" svg:x="0.99934in" svg:y="2.28381in" svg:width="3.60778in" svg:height="0.90038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to edit Master text styles</text:span></text:p>
            </text:list-item>
          </text:list>
        </draw:text-box>
        <svg:title/>
        <svg:desc/>
      </draw:frame>
      <draw:frame draw:id="id79" presentation:style-name="a438" draw:name="Text Placeholder 3" svg:x="0.99934in" svg:y="3.18419in" svg:width="3.60778in" svg:height="3.14914in" presentation:class="outline" presentation:placeholder="false">
        <draw:text-box>
          <text:list text:style-name="a437">
            <text:list-item>
              <text:p text:style-name="a436" text:class-names="" text:cond-style-name=""><text:span text:style-name="a435" text:class-names="">Click to edit Master text styles</text:span></text:p>
            </text:list-item>
          </text:list>
        </draw:text-box>
        <svg:title/>
        <svg:desc/>
      </draw:frame>
      <draw:frame draw:id="id80" presentation:style-name="a442" draw:name="Text Placeholder 4" svg:x="4.86098in" svg:y="2.28381in" svg:width="3.60735in" svg:height="0.90038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Click to edit Master text styles</text:span></text:p>
            </text:list-item>
          </text:list>
        </draw:text-box>
        <svg:title/>
        <svg:desc/>
      </draw:frame>
      <draw:frame draw:id="id81" presentation:style-name="a446" draw:name="Text Placeholder 3" svg:x="4.86098in" svg:y="3.18419in" svg:width="3.60873in" svg:height="3.14914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Click to edit Master text styles</text:span></text:p>
            </text:list-item>
          </text:list>
        </draw:text-box>
        <svg:title/>
        <svg:desc/>
      </draw:frame>
      <draw:frame draw:id="id82" presentation:style-name="a450" draw:name="Text Placeholder 4" svg:x="8.7197in" svg:y="2.28381in" svg:width="3.59931in" svg:height="0.90038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ck to edit Master text styles</text:span></text:p>
            </text:list-item>
          </text:list>
        </draw:text-box>
        <svg:title/>
        <svg:desc/>
      </draw:frame>
      <draw:frame draw:id="id83" presentation:style-name="a454" draw:name="Text Placeholder 3" svg:x="8.72304in" svg:y="3.18419in" svg:width="3.59931in" svg:height="3.14914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Click to edit Master text styles</text:span></text:p>
            </text:list-item>
          </text:list>
        </draw:text-box>
        <svg:title/>
        <svg:desc/>
      </draw:frame>
      <draw:frame draw:id="id84" presentation:style-name="a459" draw:name="Date Placeholder 2" svg:x="8.39757in" svg:y="6.43403in" svg:width="3in" svg:height="0.39931in" presentation:class="date-time" presentation:placeholder="false">
        <draw:text-box>
          <text:p text:style-name="a458" text:class-names="" text:cond-style-name=""><text:span text:style-name="a455" text:class-names=""><text:date text:fixed="false" style:data-style-name="a456"/></text:span><text:span text:style-name="a457" text:class-names=""/></text:p>
        </draw:text-box>
        <svg:title/>
        <svg:desc/>
      </draw:frame>
      <draw:frame draw:id="id85" presentation:style-name="a462" draw:name="Footer Placeholder 3" svg:x="0.99934in" svg:y="6.43403in" svg:width="7.29753in" svg:height="0.39931in" presentation:class="foot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86" presentation:style-name="a466" draw:name="Slide Number Placeholder 4" svg:x="11.49826in" svg:y="6.43403in" svg:width="0.82409in" svg:height="0.39931in" presentation:class="page-number" presentation:placeholder="false">
        <draw:text-box>
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</draw:text-box>
        <svg:title/>
        <svg:desc/>
      </draw:frame>
    </style:master-page>
    <style:master-page style:name="Master1-Layout15-cust-3-Picture-Column" style:page-layout-name="pageLayout1" draw:style-name="a468">
      <draw:frame draw:id="id87" presentation:style-name="a472" draw:name="Title 1" svg:x="0.99934in" svg:y="0.66667in" svg:width="11.32301in" svg:height="1.44965in" presentation:class="title" presentation:placeholder="false">
        <draw:text-box>
          <text:p text:style-name="a471" text:class-names="" text:cond-style-name=""><text:span text:style-name="a469" text:class-names="">Click to edit Master title style</text:span><text:span text:style-name="a470" text:class-names=""/></text:p>
        </draw:text-box>
        <svg:title/>
        <svg:desc/>
      </draw:frame>
      <draw:frame draw:id="id88" presentation:style-name="a476" draw:name="Text Placeholder 2" svg:x="0.99934in" svg:y="4.58869in" svg:width="3.60778in" svg:height="0.63021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Click to edit Master text styles</text:span></text:p>
            </text:list-item>
          </text:list>
        </draw:text-box>
        <svg:title/>
        <svg:desc/>
      </draw:frame>
      <draw:frame draw:id="id89" presentation:style-name="a480" draw:name="Picture Placeholder 2" svg:x="1.19425in" svg:y="2.5142in" svg:width="3.21528in" svg:height="1.66667in" presentation:class="graphic" presentation:placeholder="false">
        <draw:text-box>
          <text:p text:style-name="a479" text:class-names="" text:cond-style-name=""><text:span text:style-name="a477" text:class-names="">Click icon to add picture</text:span><text:span text:style-name="a478" text:class-names=""/></text:p>
        </draw:text-box>
        <svg:title/>
        <svg:desc/>
      </draw:frame>
      <draw:frame draw:id="id90" presentation:style-name="a484" draw:name="Text Placeholder 3" svg:x="0.99934in" svg:y="5.2189in" svg:width="3.60778in" svg:height="1.11443in" presentation:class="outline" presentation:placeholder="false">
        <draw:text-box>
          <text:list text:style-name="a483">
            <text:list-item>
              <text:p text:style-name="a482" text:class-names="" text:cond-style-name=""><text:span text:style-name="a481" text:class-names="">Click to edit Master text styles</text:span></text:p>
            </text:list-item>
          </text:list>
        </draw:text-box>
        <svg:title/>
        <svg:desc/>
      </draw:frame>
      <draw:frame draw:id="id91" presentation:style-name="a488" draw:name="Text Placeholder 4" svg:x="4.8586in" svg:y="4.58869in" svg:width="3.60781in" svg:height="0.63021in" presentation:class="outline" presentation:placeholder="false">
        <draw:text-box>
          <text:list text:style-name="a487">
            <text:list-item>
              <text:p text:style-name="a486" text:class-names="" text:cond-style-name=""><text:span text:style-name="a485" text:class-names="">Click to edit Master text styles</text:span></text:p>
            </text:list-item>
          </text:list>
        </draw:text-box>
        <svg:title/>
        <svg:desc/>
      </draw:frame>
      <draw:frame draw:id="id92" presentation:style-name="a492" draw:name="Picture Placeholder 2" svg:x="4.99671in" svg:y="2.5142in" svg:width="3.20486in" svg:height="1.66667in" presentation:class="graphic" presentation:placeholder="false">
        <draw:text-box>
          <text:p text:style-name="a491" text:class-names="" text:cond-style-name=""><text:span text:style-name="a489" text:class-names="">Click icon to add picture</text:span><text:span text:style-name="a490" text:class-names=""/></text:p>
        </draw:text-box>
        <svg:title/>
        <svg:desc/>
      </draw:frame>
      <draw:frame draw:id="id93" presentation:style-name="a496" draw:name="Text Placeholder 3" svg:x="4.85712in" svg:y="5.2189in" svg:width="3.60929in" svg:height="1.11443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Click to edit Master text styles</text:span></text:p>
            </text:list-item>
          </text:list>
        </draw:text-box>
        <svg:title/>
        <svg:desc/>
      </draw:frame>
      <draw:frame draw:id="id94" presentation:style-name="a500" draw:name="Text Placeholder 4" svg:x="8.71984in" svg:y="4.58869in" svg:width="3.59788in" svg:height="0.63021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Click to edit Master text styles</text:span></text:p>
            </text:list-item>
          </text:list>
        </draw:text-box>
        <svg:title/>
        <svg:desc/>
      </draw:frame>
      <draw:frame draw:id="id95" presentation:style-name="a504" draw:name="Picture Placeholder 2" svg:x="8.91601in" svg:y="2.5142in" svg:width="3.2066in" svg:height="1.66667in" presentation:class="graphic" presentation:placeholder="false">
        <draw:text-box>
          <text:p text:style-name="a503" text:class-names="" text:cond-style-name=""><text:span text:style-name="a501" text:class-names="">Click icon to add picture</text:span><text:span text:style-name="a502" text:class-names=""/></text:p>
        </draw:text-box>
        <svg:title/>
        <svg:desc/>
      </draw:frame>
      <draw:frame draw:id="id96" presentation:style-name="a508" draw:name="Text Placeholder 3" svg:x="8.7197in" svg:y="5.2189in" svg:width="3.60264in" svg:height="1.11443in" presentation:class="outline" presentation:placeholder="false">
        <draw:text-box>
          <text:list text:style-name="a507">
            <text:list-item>
              <text:p text:style-name="a506" text:class-names="" text:cond-style-name=""><text:span text:style-name="a505" text:class-names="">Click to edit Master text styles</text:span></text:p>
            </text:list-item>
          </text:list>
        </draw:text-box>
        <svg:title/>
        <svg:desc/>
      </draw:frame>
      <draw:frame draw:id="id97" presentation:style-name="a513" draw:name="Date Placeholder 2" svg:x="8.39757in" svg:y="6.43403in" svg:width="3in" svg:height="0.39931in" presentation:class="date-time" presentation:placeholder="false">
        <draw:text-box>
          <text:p text:style-name="a512" text:class-names="" text:cond-style-name=""><text:span text:style-name="a509" text:class-names=""><text:date text:fixed="false" style:data-style-name="a510"/></text:span><text:span text:style-name="a511" text:class-names=""/></text:p>
        </draw:text-box>
        <svg:title/>
        <svg:desc/>
      </draw:frame>
      <draw:frame draw:id="id98" presentation:style-name="a516" draw:name="Footer Placeholder 3" svg:x="0.99934in" svg:y="6.43403in" svg:width="7.29753in" svg:height="0.39931in" presentation:class="footer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99" presentation:style-name="a520" draw:name="Slide Number Placeholder 4" svg:x="11.49826in" svg:y="6.43403in" svg:width="0.82409in" svg:height="0.39931in" presentation:class="page-number" presentation:placeholder="false">
        <draw:text-box>
          <text:p text:style-name="a519" text:class-names="" text:cond-style-name=""><text:span text:style-name="a517" text:class-names=""><text:page-number style:num-format="1" text:fixed="false"/></text:span><text:span text:style-name="a518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522">
      <draw:frame draw:id="id100" presentation:style-name="a526" draw:name="Title 1" svg:x="0.99934in" svg:y="0.66667in" svg:width="11.32301in" svg:height="1.45048in" presentation:class="title" presentation:placeholder="false">
        <draw:text-box>
          <text:p text:style-name="a525" text:class-names="" text:cond-style-name=""><text:span text:style-name="a523" text:class-names="">Click to edit Master title style</text:span><text:span text:style-name="a524" text:class-names=""/></text:p>
        </draw:text-box>
        <svg:title/>
        <svg:desc/>
      </draw:frame>
      <draw:frame draw:id="id101" presentation:style-name="a543" draw:name="Vertical Text Placeholder 2" svg:x="0.99934in" svg:y="2.29228in" svg:width="11.32301in" svg:height="4.04105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>Click to edit Master text styles</text:span></text:p>
            </text:list-item>
          </text:list>
          <text:list text:style-name="a532">
            <text:list-item>
              <text:list text:style-name="a532">
                <text:list-item>
                  <text:p text:style-name="a531" text:class-names="" text:cond-style-name=""><text:span text:style-name="a530" text:class-names="">Second level</text:span></text:p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p text:style-name="a534" text:class-names="" text:cond-style-name=""><text:span text:style-name="a533" text:class-names="">Third level</text:span></text:p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p text:style-name="a537" text:class-names="" text:cond-style-name=""><text:span text:style-name="a5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list text:style-name="a542">
                            <text:list-item>
                              <text:p text:style-name="a541" text:class-names="" text:cond-style-name=""><text:span text:style-name="a539" text:class-names="">Fifth level</text:span><text:span text:style-name="a5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548" draw:name="Date Placeholder 3" svg:x="8.39757in" svg:y="6.43403in" svg:width="3in" svg:height="0.39931in" presentation:class="date-time" presentation:placeholder="false">
        <draw:text-box>
          <text:p text:style-name="a547" text:class-names="" text:cond-style-name=""><text:span text:style-name="a544" text:class-names=""><text:date text:fixed="false" style:data-style-name="a545"/></text:span><text:span text:style-name="a546" text:class-names=""/></text:p>
        </draw:text-box>
        <svg:title/>
        <svg:desc/>
      </draw:frame>
      <draw:frame draw:id="id103" presentation:style-name="a551" draw:name="Footer Placeholder 4" svg:x="0.99934in" svg:y="6.43403in" svg:width="7.29753in" svg:height="0.39931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104" presentation:style-name="a555" draw:name="Slide Number Placeholder 5" svg:x="11.49826in" svg:y="6.43403in" svg:width="0.82409in" svg:height="0.39931in" presentation:class="page-number" presentation:placeholder="false">
        <draw:text-box>
          <text:p text:style-name="a554" text:class-names="" text:cond-style-name=""><text:span text:style-name="a552" text:class-names=""><text:page-number style:num-format="1" text:fixed="false"/></text:span><text:span text:style-name="a553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557">
      <draw:frame draw:id="id105" presentation:style-name="a561" draw:name="Vertical Title 1" svg:x="9.54167in" svg:y="0.66667in" svg:width="2.78068in" svg:height="5.66667in" presentation:class="title" presentation:placeholder="false">
        <draw:text-box>
          <text:p text:style-name="a560" text:class-names="" text:cond-style-name=""><text:span text:style-name="a558" text:class-names="">Click to edit Master title style</text:span><text:span text:style-name="a559" text:class-names=""/></text:p>
        </draw:text-box>
        <svg:title/>
        <svg:desc/>
      </draw:frame>
      <draw:frame draw:id="id106" presentation:style-name="a578" draw:name="Vertical Text Placeholder 2" svg:x="0.99934in" svg:y="0.66667in" svg:width="8.37566in" svg:height="5.66667in" presentation:class="outline" presentation:placeholder="false">
        <draw:text-box>
          <text:list text:style-name="a564">
            <text:list-item>
              <text:p text:style-name="a563" text:class-names="" text:cond-style-name=""><text:span text:style-name="a562" text:class-names="">Click to edit Master text styles</text:span></text:p>
            </text:list-item>
          </text:list>
          <text:list text:style-name="a567">
            <text:list-item>
              <text:list text:style-name="a567">
                <text:list-item>
                  <text:p text:style-name="a566" text:class-names="" text:cond-style-name=""><text:span text:style-name="a565" text:class-names="">Second level</text:span></text:p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p text:style-name="a569" text:class-names="" text:cond-style-name=""><text:span text:style-name="a568" text:class-names="">Third level</text:span></text:p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p text:style-name="a572" text:class-names="" text:cond-style-name=""><text:span text:style-name="a5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list text:style-name="a577">
                        <text:list-item>
                          <text:list text:style-name="a577">
                            <text:list-item>
                              <text:p text:style-name="a576" text:class-names="" text:cond-style-name=""><text:span text:style-name="a574" text:class-names="">Fifth level</text:span><text:span text:style-name="a5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583" draw:name="Date Placeholder 3" svg:x="8.39757in" svg:y="6.43403in" svg:width="3in" svg:height="0.39931in" presentation:class="date-time" presentation:placeholder="false">
        <draw:text-box>
          <text:p text:style-name="a582" text:class-names="" text:cond-style-name=""><text:span text:style-name="a579" text:class-names=""><text:date text:fixed="false" style:data-style-name="a580"/></text:span><text:span text:style-name="a581" text:class-names=""/></text:p>
        </draw:text-box>
        <svg:title/>
        <svg:desc/>
      </draw:frame>
      <draw:frame draw:id="id108" presentation:style-name="a586" draw:name="Footer Placeholder 4" svg:x="0.99934in" svg:y="6.43403in" svg:width="7.29753in" svg:height="0.39931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109" presentation:style-name="a590" draw:name="Slide Number Placeholder 5" svg:x="11.49826in" svg:y="6.43403in" svg:width="0.82409in" svg:height="0.39931in" presentation:class="page-number" presentation:placeholder="false">
        <draw:text-box>
          <text:p text:style-name="a589" text:class-names="" text:cond-style-name=""><text:span text:style-name="a587" text:class-names=""><text:page-number style:num-format="1" text:fixed="false"/></text:span><text:span text:style-name="a58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racking sobre vídeo ecográfico</dc:title>
    <meta:initial-creator>Cátia Azevedo</meta:initial-creator>
    <dc:creator>Cátia Azevedo</dc:creator>
    <meta:creation-date>2020-02-21T15:53:26Z</meta:creation-date>
    <dc:date>2020-02-21T17:09:45Z</dc:date>
    <meta:template xlink:href="TM04033921%5b%5bfn=Damask%5d%5d" xlink:type="simple"/>
    <meta:editing-cycles>5</meta:editing-cycles>
    <meta:editing-duration>PT4578S</meta:editing-duration>
    <meta:document-statistic meta:paragraph-count="24" meta:word-count="455"/>
  </office:meta>
</office:document-meta>
</file>